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lculation of GPU memory best utilizing batch size and batch length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tchsize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batchlength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features+labels</text:p>
          </table:table-cell>
          <table:table-cell table:formula="of:=160+13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bytes per sp 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in MB</text:p>
          </table:table-cell>
          <table:table-cell table:formula="of:=[.B3]*[.B4]*[.B5]*[.B6] / 1000000" office:value-type="float" office:value="442.88" calcext:value-type="float">
            <text:p>442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Augustin</meta:initial-creator>
    <meta:creation-date>2018-08-22T23:14:41.452392949</meta:creation-date>
    <dc:date>2018-08-23T00:31:36.902324993</dc:date>
    <dc:creator>Moritz Augustin</dc:creator>
    <meta:editing-duration>PT1H1M45S</meta:editing-duration>
    <meta:editing-cycles>1</meta:editing-cycles>
    <meta:document-statistic meta:table-count="1" meta:cell-count="11" meta:object-count="0"/>
    <meta:generator>LibreOffice/5.4.7.2$Linux_X86_64 LibreOffice_project/40m0$Build-2</meta:generator>
  </office:meta>
</office:document-meta>
</file>